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lgorithms</text:p>
      <text:p text:style-name="Standard"/>
      <text:p text:style-name="Standard">a well-defined sequence of steps which terminate with a correct solution to a given problem</text:p>
      <text:p text:style-name="Standard"/>
      <text:p text:style-name="P2">Recursive method</text:p>
      <text:p text:style-name="P2"><text:span text:style-name="T1"/></text:p>
      <text:p text:style-name="P2"><text:span text:style-name="T1">A method which calls itself</text:span></text:p>
      <text:p text:style-name="P2"><text:span text:style-name="T1"/></text:p>
      <text:list xml:id="list3243870302418239713" text:style-name="L1">
        <text:list-item>
          <text:p text:style-name="P3"><text:span text:style-name="T1">Base case – the method does not call itself (prevents an infinite loop)</text:span></text:p>
        </text:list-item>
        <text:list-item>
          <text:p text:style-name="P3"><text:span text:style-name="T1">“Input” must be “reduced” on each call.</text:span></text:p>
        </text:list-item>
      </text:list>
      <text:p text:style-name="Standard"/>
      <text:p text:style-name="Standard">Test of palandrome</text:p>
      <text:p text:style-name="Standard"/>
      <text:p text:style-name="Standard">(Base case test)</text:p>
      <text:p text:style-name="Standard">is length &lt;2? YES</text:p>
      <text:p text:style-name="Standard">is first char same as last char? If not = NO</text:p>
      <text:p text:style-name="Standard">Strip off the first and last chars. The remaining chars area a palindrome? If so, YES! If not = N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nis Klauder</meta:initial-creator>
    <meta:creation-date>2015-09-21T08:18:20.46</meta:creation-date>
    <dc:date>2015-09-29T22:11:35</dc:date>
    <dc:creator>Dennis Klauder</dc:creator>
    <meta:editing-duration>PT14H14M3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1" meta:word-count="87" meta:character-count="452"/>
  </office:meta>
</office:document-meta>
</file>